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7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8" style:family="paragraph" style:parent-style-name="Standard" style:list-style-name="WWNum4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9" style:family="paragraph" style:parent-style-name="Standard">
      <style:paragraph-properties fo:margin-left="0in" fo:margin-right="0in" fo:text-indent="0in" style:auto-text-indent="false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4" style:family="paragraph" style:parent-style-name="Standard">
      <style:paragraph-properties fo:break-before="auto" fo:break-after="auto"/>
    </style:style>
    <style:style style:name="P15" style:family="paragraph" style:parent-style-name="Heading_20_1" style:list-style-name="WWNum3"/>
    <style:style style:name="P16" style:family="paragraph" style:parent-style-name="Heading_20_1" style:list-style-name="WWNum3">
      <style:paragraph-properties fo:margin-top="0.0398in" fo:margin-bottom="0in" loext:contextual-spacing="false"/>
    </style:style>
    <style:style style:name="P17" style:family="paragraph" style:parent-style-name="Heading_20_1" style:list-style-name="WWNum3">
      <style:paragraph-properties fo:margin-top="0in" fo:margin-bottom="0in" loext:contextual-spacing="false"/>
    </style:style>
    <style:style style:name="P18" style:family="paragraph" style:parent-style-name="Heading_20_1" style:list-style-name="WWNum3">
      <style:paragraph-properties fo:margin-top="0in" fo:margin-bottom="0.0429in" loext:contextual-spacing="false"/>
    </style:style>
    <style:style style:name="P19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8" style:family="text">
      <style:text-properties style:text-underline-style="none"/>
    </style:style>
    <style:style style:name="T9" style:family="text">
      <style:text-properties style:font-name="Arial" fo:font-size="11pt" style:font-name-asian="Arial1" style:font-size-asian="11pt" style:font-name-complex="Arial1" style:font-size-complex="11pt"/>
    </style:style>
    <style:style style:name="T10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bookmark text:name="_aczyuw2yex2w"/><text:span text:style-name="T1">Desarrollo de interfaces</text:span><text:span text:style-name="T2"><text:line-break/></text:span><text:span text:style-name="T3">UD 11. Guía didáctica</text:span></text:p>
      <text:p text:style-name="P1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or: Sergi García</text:span><draw:frame draw:style-name="fr3" draw:name="image1.png" text:anchor-type="char" svg:x="3.3646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Actualizado Septiembre 2025</text:span></text:p>
      <text:p text:style-name="P5"/>
      <text:p text:style-name="P4"><text:span text:style-name="T6">Unidad 11. Navegación, estado y responsive en Flutter</text:span></text:p>
      <text:list xml:id="list1375658787" text:style-name="WWNum3">
        <text:list-item>
          <text:p text:style-name="P16"><text:bookmark text:name="_35ynxtfrmuvw"/>Conocimientos previos</text:p>
        </text:list-item>
      </text:list>
      <text:list xml:id="list1150791363" text:style-name="WWNum1">
        <text:list-item>
          <text:p text:style-name="P6">Dominio de widgets básicos y stateful.</text:p>
        </text:list-item>
        <text:list-item>
          <text:p text:style-name="P6">Conocimientos de interfaces naturales y gestos.</text:p>
        </text:list-item>
        <text:list-item>
          <text:p text:style-name="P6">Comprensión de la arquitectura de componentes en Flutter.</text:p>
        </text:list-item>
        <text:list-item>
          <text:p text:style-name="P6">Manejo de rutas básicas y navegación simple.</text:p>
        </text:list-item>
      </text:list>
      <text:list xml:id="list92309572816142" text:continue-list="list1375658787" text:style-name="WWNum3">
        <text:list-item>
          <text:p text:style-name="P17"><text:bookmark text:name="_1w7nzw2o20ar"/><text:s/>Objetivos</text:p>
        </text:list-item>
      </text:list>
      <text:list xml:id="list3818755531" text:style-name="WWNum2">
        <text:list-item>
          <text:p text:style-name="P7">Implementar sistemas de navegación avanzados y anidados.</text:p>
        </text:list-item>
        <text:list-item>
          <text:p text:style-name="P7">Dominar la gestión de estado con Provider y Bloc pattern.</text:p>
        </text:list-item>
        <text:list-item>
          <text:p text:style-name="P7">Diseñar interfaces responsive que se adapten a diferentes dispositivos.</text:p>
        </text:list-item>
        <text:list-item>
          <text:p text:style-name="P7">Gestionar el estado de la aplicación de forma eficiente y escalable.</text:p>
        </text:list-item>
        <text:list-item>
          <text:p text:style-name="P7">Crear layouts adaptativos para móvil, tablet y escritorio.</text:p>
        </text:list-item>
        <text:list-item>
          <text:p text:style-name="P7">Integrar navegación, estado y diseño responsive en aplicaciones complejas</text:p>
        </text:list-item>
      </text:list>
      <text:list xml:id="list92309202168019" text:continue-list="list92309572816142" text:style-name="WWNum3">
        <text:list-item>
          <text:p text:style-name="P17"><text:bookmark text:name="_u76wnfr4jev9"/>Contenidos</text:p>
        </text:list-item>
      </text:list>
      <text:list xml:id="list396473637" text:style-name="WWNum4">
        <text:list-item>
          <text:p text:style-name="P8">MVVM en Flutter: Explicación Teórica.</text:p>
        </text:list-item>
        <text:list-item>
          <text:p text:style-name="P8">Navegación entre pantallas en Flutter.</text:p>
        </text:list-item>
        <text:list-item>
          <text:p text:style-name="P8">Gestión de Estado en Flutter.</text:p>
        </text:list-item>
        <text:list-item>
          <text:p text:style-name="P8">Diseño responsive y adaptabilidad en Flutter.</text:p>
        </text:list-item>
      </text:list>
      <text:list xml:id="list92309793802072" text:continue-list="list92309202168019" text:style-name="WWNum3">
        <text:list-item>
          <text:p text:style-name="P18"><text:bookmark text:name="_a1okclatiswm"/>Actividades</text:p>
        </text:list-item>
      </text:list>
      <text:p text:style-name="P9">Adquirir conocimientos para realizar las actividades evaluables propuestas en esta segunda evaluación.</text:p>
      <text:list xml:id="list92310742489235" text:continue-numbering="true" text:style-name="WWNum3">
        <text:list-item>
          <text:p text:style-name="P15"><text:bookmark text:name="_7kljffjw728v"/>Recomendaciones</text:p>
        </text:list-item>
      </text:list>
      <text:p text:style-name="Standard">Si se acude a las TC (Tutorías Colectivas), las cuales no son obligatorias, es imprescindible haber estudiado el tema previamente en cas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rial" fo:font-family="Arial" style:font-family-generic="roman" style:font-pitch="variable" fo:font-size="11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Arial" fo:font-family="Arial" style:font-family-generic="roman" style:font-pitch="variable" fo:font-size="11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Desarrollo de interfaces<text:tab/><text:tab/>Unidad 11. Guía didáctica</text:span></text:p>
      </style:header>
      <style:footer>
        <text:p text:style-name="MP4"><text:span text:style-name="MT1">CFGS DAM<text:tab/><text:tab/>Unidad 11 - Página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28" meta:word-count="196" meta:character-count="1275" meta:non-whitespace-character-count="1122"/>
    <meta:generator>LibreOfficeDev/6.0.5.2$Linux_X86_64 LibreOffice_project/</meta:generator>
  </office:meta>
</office:document-meta>
</file>